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2.805cm"/>
    </style:style>
    <style:style style:name="co37" style:family="table-column">
      <style:table-column-properties fo:break-before="auto" style:column-width="2.778cm"/>
    </style:style>
    <style:style style:name="co40" style:family="table-column">
      <style:table-column-properties fo:break-before="auto" style:column-width="3.173cm"/>
    </style:style>
    <style:style style:name="co17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49" style:family="table-column">
      <style:table-column-properties fo:break-before="auto" style:column-width="2.725cm"/>
    </style:style>
    <style:style style:name="co50" style:family="table-column">
      <style:table-column-properties fo:break-before="auto" style:column-width="3.149cm"/>
    </style:style>
    <style:style style:name="co51" style:family="table-column">
      <style:table-column-properties fo:break-before="auto" style:column-width="3.44cm"/>
    </style:style>
    <style:style style:name="co52" style:family="table-column">
      <style:table-column-properties fo:break-before="auto" style:column-width="2.903cm"/>
    </style:style>
    <style:style style:name="co53" style:family="table-column">
      <style:table-column-properties fo:break-before="auto" style:column-width="2.434cm"/>
    </style:style>
    <style:style style:name="co54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4" style:family="table" style:master-page-name="PageStyle_5f_Nick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0912000">
            <text:p>130,91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9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5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1122000">
            <text:p>61,12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4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G</text:p>
          </table:table-cell>
          <table:table-cell office:value-type="string">
            <text:p>A Forsberg</text:p>
          </table:table-cell>
          <table:table-cell office:value-type="float" office:value="750000">
            <text:p>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8047000">
            <text:p>98,04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5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6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3471000">
            <text:p>53,47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3078000">
            <text:p>83,078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1984000">
            <text:p>61,98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51" table:default-cell-style-name="ce1"/>
        <table:table-column table:style-name="co52" table:default-cell-style-name="ce27"/>
        <table:table-column table:style-name="co2" table:default-cell-style-name="ce27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5t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293">
            <text:p>2293</text:p>
          </table:table-cell>
          <table:table-cell office:value-type="string">
            <text:p>F</text:p>
          </table:table-cell>
          <table:table-cell office:value-type="string">
            <text:p>E Haula</text:p>
          </table:table-cell>
          <table:table-cell office:value-type="float" office:value="2750000">
            <text:p>2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18">
            <text:p>26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Arvidsson</text:p>
          </table:table-cell>
          <table:table-cell table:style-name="ce27" office:value-type="float" office:value="650000">
            <text:p>6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970">
            <text:p>2970</text:p>
          </table:table-cell>
          <table:table-cell office:value-type="string">
            <text:p>F</text:p>
          </table:table-cell>
          <table:table-cell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office:value-type="string">
            <text:p>F</text:p>
          </table:table-cell>
          <table:table-cell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460">
            <text:p>2460</text:p>
          </table:table-cell>
          <table:table-cell office:value-type="string">
            <text:p>F</text:p>
          </table:table-cell>
          <table:table-cell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office:value-type="string">
            <text:p>D</text:p>
          </table:table-cell>
          <table:table-cell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1938">
            <text:p>193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V Hedman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65">
            <text:p>166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Ellis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405">
            <text:p>40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Bernier</text:p>
          </table:table-cell>
          <table:table-cell table:style-name="ce27" office:value-type="float" office:value="2750000">
            <text:p>2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 table:number-columns-repeated="2"/>
          <table:table-cell table:style-name="ce1" office:value-type="string">
            <text:p>Salary</text:p>
          </table:table-cell>
          <table:table-cell table:style-name="ce27" table:formula="of:=SUM([.I1:.I15])" office:value-type="float" office:value="54296000">
            <text:p>54,296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 table:number-columns-repeated="2"/>
          <table:table-cell table:style-name="ce1"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 table:number-columns-repeated="2"/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 table:number-columns-repeated="254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iner</text:p>
          </table:table-cell>
          <table:table-cell table:style-name="Default" office:value-type="float" office:value="4050000">
            <text:p>40500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750000">
            <text:p>2,750,000.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7487000">
            <text:p>87,487,000.00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49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 table:number-columns-repeated="2"/>
          <table:table-cell office:value-type="float" office:value="2019">
            <text:p>2019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136000">
            <text:p>56,136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2075000">
            <text:p>82,07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53" table:default-cell-style-name="ce1"/>
        <table:table-column table:style-name="co54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0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56">
            <text:p>25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5324000">
            <text:p>45,32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77597000">
            <text:p>77,597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4">
            <text:p>1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5">
            <text:p>5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4635000">
            <text:p>44,635,000.00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2677">
            <text:p>267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Jarry</text:p>
          </table:table-cell>
          <table:table-cell table:style-name="ce27" office:value-type="float" office:value="769000">
            <text:p>769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69766000">
            <text:p>69,766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2018-04-02</text:date>, <text:time>19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4-02T19:24:12</dc:date>
    <meta:editing-duration>P485DT11H45M58S</meta:editing-duration>
    <meta:editing-cycles>863</meta:editing-cycles>
    <dc:creator>Ben Miller</dc:creator>
    <meta:document-statistic meta:table-count="11" meta:cell-count="2528" meta:object-count="0"/>
    <meta:user-defined meta:name=""/>
  </office:meta>
</office:document-meta>
</file>